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258027D2EAA5DC668B2.png" manifest:media-type="image/png"/>
  <manifest:file-entry manifest:full-path="Pictures/10000201000004B0000002583EBDCFAD471B3D78.png" manifest:media-type="image/png"/>
  <manifest:file-entry manifest:full-path="Pictures/10000201000004B000000258E2B579C7E63F1AA1.png" manifest:media-type="image/png"/>
  <manifest:file-entry manifest:full-path="Pictures/10000201000004B0000002582D3758C3193F42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5" text:anchor-type="char" svg:x="-0.5728in" svg:y="2.2098in" svg:width="3.5098in" svg:height="1.7547in" draw:z-index="0"><draw:image xlink:href="Pictures/10000201000004B0000002582D3758C3193F420E.png" xlink:type="simple" xlink:show="embed" xlink:actuate="onLoad" loext:mime-type="image/png"/></draw:frame><draw:frame draw:style-name="fr1" draw:name="Image6" text:anchor-type="char" svg:x="3.2528in" svg:y="2.2228in" svg:width="3.6217in" svg:height="1.811in" draw:z-index="1"><draw:image xlink:href="Pictures/10000201000004B000000258E2B579C7E63F1AA1.png" xlink:type="simple" xlink:show="embed" xlink:actuate="onLoad" loext:mime-type="image/png"/></draw:frame><draw:frame draw:style-name="fr1" draw:name="Image7" text:anchor-type="char" svg:x="-0.4457in" svg:y="4.0626in" svg:width="3.572in" svg:height="1.7862in" draw:z-index="2"><draw:image xlink:href="Pictures/10000201000004B0000002583EBDCFAD471B3D78.png" xlink:type="simple" xlink:show="embed" xlink:actuate="onLoad" loext:mime-type="image/png"/></draw:frame><draw:frame draw:style-name="fr1" draw:name="Image8" text:anchor-type="char" svg:x="3.1925in" svg:y="3.9972in" svg:width="3.6417in" svg:height="1.8217in" draw:z-index="3"><draw:image xlink:href="Pictures/10000201000004B000000258027D2EAA5DC668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5:57:51.352461784</meta:creation-date>
    <dc:date>2021-01-08T18:50:53.323015529</dc:date>
    <meta:editing-duration>PT2H43M1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